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/media/navid/D410CF4E10CF3670/00Khazaee-DONotDelete-09132943946/DB/newcut-data/vids-1080/10.mp4:-col-solo </text:p>
          </table:table-cell>
          <table:table-cell office:value-type="float" office:value="0.800298" calcext:value-type="float">
            <text:p>0.800298</text:p>
          </table:table-cell>
          <table:table-cell office:value-type="float" office:value="0.064851" calcext:value-type="float">
            <text:p>0.064851</text:p>
          </table:table-cell>
          <table:table-cell office:value-type="string" calcext:value-type="string">
            <text:p>col@neg </text:p>
          </table:table-cell>
          <table:table-cell office:value-type="float" office:value="0.308498" calcext:value-type="float">
            <text:p>0.308498</text:p>
          </table:table-cell>
          <table:table-cell office:value-type="float" office:value="0.0550445" calcext:value-type="float">
            <text:p>0.0550445</text:p>
          </table:table-cell>
          <table:table-cell office:value-type="float" office:value="304" calcext:value-type="float">
            <text:p>304</text:p>
          </table:table-cell>
          <table:table-cell table:formula="of:=SUMPRODUCT([.B1:.B28];[.G1:.G28])/SUM([.G1:.G28])" office:value-type="float" office:value="0.767946820878813" calcext:value-type="float">
            <text:p>0.7679468209</text:p>
          </table:table-cell>
          <table:table-cell table:formula="of:=SUMPRODUCT([.C1:.C28];[.G1:.G28])/SUM([.G1:.G28])" office:value-type="float" office:value="0.160151656968934" calcext:value-type="float">
            <text:p>0.160151657</text:p>
          </table:table-cell>
          <table:table-cell/>
          <table:table-cell table:formula="of:=SUMPRODUCT([.E1:.E28];[.G1:.G28])/SUM([.G1:.G28])" office:value-type="float" office:value="0.372445195004198" calcext:value-type="float">
            <text:p>0.372445195</text:p>
          </table:table-cell>
          <table:table-cell table:formula="of:=SUMPRODUCT([.F1:.F28];[.G1:.G28])/SUM([.G1:.G28])" office:value-type="float" office:value="0.0401728163014274" calcext:value-type="float">
            <text:p>0.0401728163</text:p>
          </table:table-cell>
        </table:table-row>
        <table:table-row table:style-name="ro1">
          <table:table-cell office:value-type="string" calcext:value-type="string">
            <text:p>/media/navid/D410CF4E10CF3670/00Khazaee-DONotDelete-09132943946/DB/newcut-data/vids-1080/13.mp4:-col-solo </text:p>
          </table:table-cell>
          <table:table-cell office:value-type="float" office:value="0.406996" calcext:value-type="float">
            <text:p>0.406996</text:p>
          </table:table-cell>
          <table:table-cell office:value-type="float" office:value="0.210788" calcext:value-type="float">
            <text:p>0.210788</text:p>
          </table:table-cell>
          <table:table-cell office:value-type="string" calcext:value-type="string">
            <text:p>col@neg </text:p>
          </table:table-cell>
          <table:table-cell office:value-type="float" office:value="0.314323" calcext:value-type="float">
            <text:p>0.314323</text:p>
          </table:table-cell>
          <table:table-cell office:value-type="float" office:value="0.0589628" calcext:value-type="float">
            <text:p>0.0589628</text:p>
          </table:table-cell>
          <table:table-cell office:value-type="float" office:value="349" calcext:value-type="float">
            <text:p>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4.mp4:-col-solo </text:p>
          </table:table-cell>
          <table:table-cell office:value-type="float" office:value="0.672577" calcext:value-type="float">
            <text:p>0.672577</text:p>
          </table:table-cell>
          <table:table-cell office:value-type="float" office:value="0.212587" calcext:value-type="float">
            <text:p>0.212587</text:p>
          </table:table-cell>
          <table:table-cell office:value-type="string" calcext:value-type="string">
            <text:p>col@neg </text:p>
          </table:table-cell>
          <table:table-cell office:value-type="float" office:value="0.332854" calcext:value-type="float">
            <text:p>0.332854</text:p>
          </table:table-cell>
          <table:table-cell office:value-type="float" office:value="0.0653391" calcext:value-type="float">
            <text:p>0.0653391</text:p>
          </table:table-cell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5.mp4:-col-solo </text:p>
          </table:table-cell>
          <table:table-cell office:value-type="float" office:value="0.590803" calcext:value-type="float">
            <text:p>0.590803</text:p>
          </table:table-cell>
          <table:table-cell office:value-type="float" office:value="0.138429" calcext:value-type="float">
            <text:p>0.138429</text:p>
          </table:table-cell>
          <table:table-cell office:value-type="string" calcext:value-type="string">
            <text:p>col@neg </text:p>
          </table:table-cell>
          <table:table-cell office:value-type="float" office:value="0.263447" calcext:value-type="float">
            <text:p>0.263447</text:p>
          </table:table-cell>
          <table:table-cell office:value-type="float" office:value="0.027803" calcext:value-type="float">
            <text:p>0.027803</text:p>
          </table:table-cell>
          <table:table-cell office:value-type="float" office:value="391" calcext:value-type="float">
            <text:p>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6.mp4:-col-solo </text:p>
          </table:table-cell>
          <table:table-cell office:value-type="float" office:value="0.670697" calcext:value-type="float">
            <text:p>0.670697</text:p>
          </table:table-cell>
          <table:table-cell office:value-type="float" office:value="0.165971" calcext:value-type="float">
            <text:p>0.165971</text:p>
          </table:table-cell>
          <table:table-cell office:value-type="string" calcext:value-type="string">
            <text:p>col@neg </text:p>
          </table:table-cell>
          <table:table-cell office:value-type="float" office:value="0.250836" calcext:value-type="float">
            <text:p>0.250836</text:p>
          </table:table-cell>
          <table:table-cell office:value-type="float" office:value="0.0105947" calcext:value-type="float">
            <text:p>0.0105947</text:p>
          </table:table-cell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7.mp4:-col-solo </text:p>
          </table:table-cell>
          <table:table-cell office:value-type="float" office:value="0.895836" calcext:value-type="float">
            <text:p>0.895836</text:p>
          </table:table-cell>
          <table:table-cell office:value-type="float" office:value="0.0573322" calcext:value-type="float">
            <text:p>0.0573322</text:p>
          </table:table-cell>
          <table:table-cell office:value-type="string" calcext:value-type="string">
            <text:p>col@neg </text:p>
          </table:table-cell>
          <table:table-cell office:value-type="float" office:value="0.379607" calcext:value-type="float">
            <text:p>0.379607</text:p>
          </table:table-cell>
          <table:table-cell office:value-type="float" office:value="0.0192009" calcext:value-type="float">
            <text:p>0.0192009</text:p>
          </table:table-cell>
          <table:table-cell office:value-type="float" office:value="339" calcext:value-type="float">
            <text:p>3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8.mp4:-col-solo </text:p>
          </table:table-cell>
          <table:table-cell office:value-type="float" office:value="0.752123" calcext:value-type="float">
            <text:p>0.752123</text:p>
          </table:table-cell>
          <table:table-cell office:value-type="float" office:value="0.122597" calcext:value-type="float">
            <text:p>0.122597</text:p>
          </table:table-cell>
          <table:table-cell office:value-type="string" calcext:value-type="string">
            <text:p>col@neg </text:p>
          </table:table-cell>
          <table:table-cell office:value-type="float" office:value="0.393748" calcext:value-type="float">
            <text:p>0.393748</text:p>
          </table:table-cell>
          <table:table-cell office:value-type="float" office:value="0.0505916" calcext:value-type="float">
            <text:p>0.0505916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9.mp4:-col-solo </text:p>
          </table:table-cell>
          <table:table-cell office:value-type="float" office:value="0.707641" calcext:value-type="float">
            <text:p>0.707641</text:p>
          </table:table-cell>
          <table:table-cell office:value-type="float" office:value="0.165475" calcext:value-type="float">
            <text:p>0.165475</text:p>
          </table:table-cell>
          <table:table-cell office:value-type="string" calcext:value-type="string">
            <text:p>col@neg </text:p>
          </table:table-cell>
          <table:table-cell office:value-type="float" office:value="0.43323" calcext:value-type="float">
            <text:p>0.43323</text:p>
          </table:table-cell>
          <table:table-cell office:value-type="float" office:value="0.0899812" calcext:value-type="float">
            <text:p>0.0899812</text:p>
          </table:table-cell>
          <table:table-cell office:value-type="float" office:value="1398" calcext:value-type="float">
            <text:p>1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.mp4:-col-solo </text:p>
          </table:table-cell>
          <table:table-cell office:value-type="float" office:value="0.670323" calcext:value-type="float">
            <text:p>0.670323</text:p>
          </table:table-cell>
          <table:table-cell office:value-type="float" office:value="0.147547" calcext:value-type="float">
            <text:p>0.147547</text:p>
          </table:table-cell>
          <table:table-cell office:value-type="string" calcext:value-type="string">
            <text:p>col@neg </text:p>
          </table:table-cell>
          <table:table-cell office:value-type="float" office:value="0.100137" calcext:value-type="float">
            <text:p>0.100137</text:p>
          </table:table-cell>
          <table:table-cell office:value-type="float" office:value="0.0225475" calcext:value-type="float">
            <text:p>0.0225475</text:p>
          </table:table-cell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0.mp4:-col-solo </text:p>
          </table:table-cell>
          <table:table-cell office:value-type="float" office:value="0.823398" calcext:value-type="float">
            <text:p>0.823398</text:p>
          </table:table-cell>
          <table:table-cell office:value-type="float" office:value="0.203258" calcext:value-type="float">
            <text:p>0.203258</text:p>
          </table:table-cell>
          <table:table-cell office:value-type="string" calcext:value-type="string">
            <text:p>col@neg </text:p>
          </table:table-cell>
          <table:table-cell office:value-type="float" office:value="0.303773" calcext:value-type="float">
            <text:p>0.303773</text:p>
          </table:table-cell>
          <table:table-cell office:value-type="float" office:value="0.0655059" calcext:value-type="float">
            <text:p>0.0655059</text:p>
          </table:table-cell>
          <table:table-cell office:value-type="float" office:value="643" calcext:value-type="float">
            <text:p>6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2.mp4:-col-solo </text:p>
          </table:table-cell>
          <table:table-cell office:value-type="float" office:value="0.740201" calcext:value-type="float">
            <text:p>0.740201</text:p>
          </table:table-cell>
          <table:table-cell office:value-type="float" office:value="0.180993" calcext:value-type="float">
            <text:p>0.180993</text:p>
          </table:table-cell>
          <table:table-cell office:value-type="string" calcext:value-type="string">
            <text:p>col@neg </text:p>
          </table:table-cell>
          <table:table-cell office:value-type="float" office:value="0.395778" calcext:value-type="float">
            <text:p>0.395778</text:p>
          </table:table-cell>
          <table:table-cell office:value-type="float" office:value="0.0568081" calcext:value-type="float">
            <text:p>0.0568081</text:p>
          </table:table-cell>
          <table:table-cell office:value-type="float" office:value="1657" calcext:value-type="float">
            <text:p>1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4.mp4:-col-solo </text:p>
          </table:table-cell>
          <table:table-cell office:value-type="float" office:value="0.524684" calcext:value-type="float">
            <text:p>0.524684</text:p>
          </table:table-cell>
          <table:table-cell office:value-type="float" office:value="0.31087" calcext:value-type="float">
            <text:p>0.31087</text:p>
          </table:table-cell>
          <table:table-cell office:value-type="string" calcext:value-type="string">
            <text:p>col@neg </text:p>
          </table:table-cell>
          <table:table-cell office:value-type="float" office:value="0.552393" calcext:value-type="float">
            <text:p>0.552393</text:p>
          </table:table-cell>
          <table:table-cell office:value-type="float" office:value="0.0145942" calcext:value-type="float">
            <text:p>0.0145942</text:p>
          </table:table-cell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5.mp4:-col-solo </text:p>
          </table:table-cell>
          <table:table-cell office:value-type="float" office:value="0.644436" calcext:value-type="float">
            <text:p>0.644436</text:p>
          </table:table-cell>
          <table:table-cell office:value-type="float" office:value="0.153364" calcext:value-type="float">
            <text:p>0.153364</text:p>
          </table:table-cell>
          <table:table-cell office:value-type="string" calcext:value-type="string">
            <text:p>col@neg </text:p>
          </table:table-cell>
          <table:table-cell office:value-type="float" office:value="0.559446" calcext:value-type="float">
            <text:p>0.559446</text:p>
          </table:table-cell>
          <table:table-cell office:value-type="float" office:value="0.0165505" calcext:value-type="float">
            <text:p>0.0165505</text:p>
          </table:table-cell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6.mp4:-col-solo </text:p>
          </table:table-cell>
          <table:table-cell office:value-type="float" office:value="0.504044" calcext:value-type="float">
            <text:p>0.504044</text:p>
          </table:table-cell>
          <table:table-cell office:value-type="float" office:value="0.117609" calcext:value-type="float">
            <text:p>0.117609</text:p>
          </table:table-cell>
          <table:table-cell office:value-type="string" calcext:value-type="string">
            <text:p>col@neg </text:p>
          </table:table-cell>
          <table:table-cell office:value-type="float" office:value="0.336799" calcext:value-type="float">
            <text:p>0.336799</text:p>
          </table:table-cell>
          <table:table-cell office:value-type="float" office:value="0.0327316" calcext:value-type="float">
            <text:p>0.0327316</text:p>
          </table:table-cell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8.mp4:-col-solo </text:p>
          </table:table-cell>
          <table:table-cell office:value-type="float" office:value="0.503338" calcext:value-type="float">
            <text:p>0.503338</text:p>
          </table:table-cell>
          <table:table-cell office:value-type="float" office:value="0.343436" calcext:value-type="float">
            <text:p>0.343436</text:p>
          </table:table-cell>
          <table:table-cell office:value-type="string" calcext:value-type="string">
            <text:p>col@neg </text:p>
          </table:table-cell>
          <table:table-cell office:value-type="float" office:value="0.367619" calcext:value-type="float">
            <text:p>0.367619</text:p>
          </table:table-cell>
          <table:table-cell office:value-type="float" office:value="0.0155634" calcext:value-type="float">
            <text:p>0.0155634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.mp4:-col-solo </text:p>
          </table:table-cell>
          <table:table-cell office:value-type="float" office:value="0.850621" calcext:value-type="float">
            <text:p>0.850621</text:p>
          </table:table-cell>
          <table:table-cell office:value-type="float" office:value="0.173068" calcext:value-type="float">
            <text:p>0.173068</text:p>
          </table:table-cell>
          <table:table-cell office:value-type="string" calcext:value-type="string">
            <text:p>col@neg </text:p>
          </table:table-cell>
          <table:table-cell office:value-type="float" office:value="0.270061" calcext:value-type="float">
            <text:p>0.270061</text:p>
          </table:table-cell>
          <table:table-cell office:value-type="float" office:value="0.0312919" calcext:value-type="float">
            <text:p>0.0312919</text:p>
          </table:table-cell>
          <table:table-cell office:value-type="float" office:value="1181" calcext:value-type="float">
            <text:p>1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3.mp4:-col-solo </text:p>
          </table:table-cell>
          <table:table-cell office:value-type="float" office:value="0.849236" calcext:value-type="float">
            <text:p>0.849236</text:p>
          </table:table-cell>
          <table:table-cell office:value-type="float" office:value="0.0901216" calcext:value-type="float">
            <text:p>0.0901216</text:p>
          </table:table-cell>
          <table:table-cell office:value-type="string" calcext:value-type="string">
            <text:p>col@neg </text:p>
          </table:table-cell>
          <table:table-cell office:value-type="float" office:value="0.526525" calcext:value-type="float">
            <text:p>0.526525</text:p>
          </table:table-cell>
          <table:table-cell office:value-type="float" office:value="0.00815986" calcext:value-type="float">
            <text:p>0.00815986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5.mp4:-col-solo </text:p>
          </table:table-cell>
          <table:table-cell office:value-type="float" office:value="0.839345" calcext:value-type="float">
            <text:p>0.839345</text:p>
          </table:table-cell>
          <table:table-cell office:value-type="float" office:value="0.0729249" calcext:value-type="float">
            <text:p>0.0729249</text:p>
          </table:table-cell>
          <table:table-cell office:value-type="string" calcext:value-type="string">
            <text:p>col@neg </text:p>
          </table:table-cell>
          <table:table-cell office:value-type="float" office:value="0.500611" calcext:value-type="float">
            <text:p>0.500611</text:p>
          </table:table-cell>
          <table:table-cell office:value-type="float" office:value="0.0138164" calcext:value-type="float">
            <text:p>0.0138164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6-31old.mp4:-col-solo </text:p>
          </table:table-cell>
          <table:table-cell office:value-type="float" office:value="0.840402" calcext:value-type="float">
            <text:p>0.840402</text:p>
          </table:table-cell>
          <table:table-cell office:value-type="float" office:value="0.132352" calcext:value-type="float">
            <text:p>0.132352</text:p>
          </table:table-cell>
          <table:table-cell office:value-type="string" calcext:value-type="string">
            <text:p>col@neg </text:p>
          </table:table-cell>
          <table:table-cell office:value-type="float" office:value="0.494876" calcext:value-type="float">
            <text:p>0.494876</text:p>
          </table:table-cell>
          <table:table-cell office:value-type="float" office:value="0.0224516" calcext:value-type="float">
            <text:p>0.0224516</text:p>
          </table:table-cell>
          <table:table-cell office:value-type="float" office:value="1823" calcext:value-type="float">
            <text:p>1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.mp4:-col-solo </text:p>
          </table:table-cell>
          <table:table-cell office:value-type="float" office:value="0.928977" calcext:value-type="float">
            <text:p>0.928977</text:p>
          </table:table-cell>
          <table:table-cell office:value-type="float" office:value="0.111213" calcext:value-type="float">
            <text:p>0.111213</text:p>
          </table:table-cell>
          <table:table-cell office:value-type="string" calcext:value-type="string">
            <text:p>col@neg </text:p>
          </table:table-cell>
          <table:table-cell office:value-type="float" office:value="0.426065" calcext:value-type="float">
            <text:p>0.426065</text:p>
          </table:table-cell>
          <table:table-cell office:value-type="float" office:value="0.0186963" calcext:value-type="float">
            <text:p>0.0186963</text:p>
          </table:table-cell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48.mp4:-col-solo </text:p>
          </table:table-cell>
          <table:table-cell office:value-type="float" office:value="0.892016" calcext:value-type="float">
            <text:p>0.892016</text:p>
          </table:table-cell>
          <table:table-cell office:value-type="float" office:value="0.108649" calcext:value-type="float">
            <text:p>0.108649</text:p>
          </table:table-cell>
          <table:table-cell office:value-type="string" calcext:value-type="string">
            <text:p>col@neg </text:p>
          </table:table-cell>
          <table:table-cell office:value-type="float" office:value="0.121029" calcext:value-type="float">
            <text:p>0.121029</text:p>
          </table:table-cell>
          <table:table-cell office:value-type="float" office:value="0.0121661" calcext:value-type="float">
            <text:p>0.0121661</text:p>
          </table:table-cell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4.mp4:-col-solo </text:p>
          </table:table-cell>
          <table:table-cell office:value-type="float" office:value="0.91389" calcext:value-type="float">
            <text:p>0.91389</text:p>
          </table:table-cell>
          <table:table-cell office:value-type="float" office:value="0.175778" calcext:value-type="float">
            <text:p>0.175778</text:p>
          </table:table-cell>
          <table:table-cell office:value-type="string" calcext:value-type="string">
            <text:p>col@neg </text:p>
          </table:table-cell>
          <table:table-cell office:value-type="float" office:value="0.450635" calcext:value-type="float">
            <text:p>0.450635</text:p>
          </table:table-cell>
          <table:table-cell office:value-type="float" office:value="0.0298576" calcext:value-type="float">
            <text:p>0.0298576</text:p>
          </table:table-cell>
          <table:table-cell office:value-type="float" office:value="704" calcext:value-type="float">
            <text:p>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5.mp4:-col-solo </text:p>
          </table:table-cell>
          <table:table-cell office:value-type="float" office:value="0.951902" calcext:value-type="float">
            <text:p>0.951902</text:p>
          </table:table-cell>
          <table:table-cell office:value-type="float" office:value="0.0792595" calcext:value-type="float">
            <text:p>0.0792595</text:p>
          </table:table-cell>
          <table:table-cell office:value-type="string" calcext:value-type="string">
            <text:p>col@neg </text:p>
          </table:table-cell>
          <table:table-cell office:value-type="float" office:value="0.435131" calcext:value-type="float">
            <text:p>0.435131</text:p>
          </table:table-cell>
          <table:table-cell office:value-type="float" office:value="0.0208487" calcext:value-type="float">
            <text:p>0.0208487</text:p>
          </table:table-cell>
          <table:table-cell office:value-type="float" office:value="451" calcext:value-type="float">
            <text:p>4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68.mp4:-col-solo </text:p>
          </table:table-cell>
          <table:table-cell office:value-type="float" office:value="0.795545" calcext:value-type="float">
            <text:p>0.795545</text:p>
          </table:table-cell>
          <table:table-cell office:value-type="float" office:value="0.0890127" calcext:value-type="float">
            <text:p>0.0890127</text:p>
          </table:table-cell>
          <table:table-cell office:value-type="string" calcext:value-type="string">
            <text:p>col@neg </text:p>
          </table:table-cell>
          <table:table-cell office:value-type="float" office:value="0.164872" calcext:value-type="float">
            <text:p>0.164872</text:p>
          </table:table-cell>
          <table:table-cell office:value-type="float" office:value="0.0280642" calcext:value-type="float">
            <text:p>0.0280642</text:p>
          </table:table-cell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77.mp4:-col-solo </text:p>
          </table:table-cell>
          <table:table-cell office:value-type="float" office:value="0.706586" calcext:value-type="float">
            <text:p>0.706586</text:p>
          </table:table-cell>
          <table:table-cell office:value-type="float" office:value="0.102483" calcext:value-type="float">
            <text:p>0.102483</text:p>
          </table:table-cell>
          <table:table-cell office:value-type="string" calcext:value-type="string">
            <text:p>col@neg </text:p>
          </table:table-cell>
          <table:table-cell office:value-type="float" office:value="0.196004" calcext:value-type="float">
            <text:p>0.196004</text:p>
          </table:table-cell>
          <table:table-cell office:value-type="float" office:value="0.0385765" calcext:value-type="float">
            <text:p>0.0385765</text:p>
          </table:table-cell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79.mp4:-col-solo </text:p>
          </table:table-cell>
          <table:table-cell office:value-type="float" office:value="0.709015" calcext:value-type="float">
            <text:p>0.709015</text:p>
          </table:table-cell>
          <table:table-cell office:value-type="float" office:value="0.122169" calcext:value-type="float">
            <text:p>0.122169</text:p>
          </table:table-cell>
          <table:table-cell office:value-type="string" calcext:value-type="string">
            <text:p>col@neg </text:p>
          </table:table-cell>
          <table:table-cell office:value-type="float" office:value="0.354648" calcext:value-type="float">
            <text:p>0.354648</text:p>
          </table:table-cell>
          <table:table-cell office:value-type="float" office:value="0.0924943" calcext:value-type="float">
            <text:p>0.0924943</text:p>
          </table:table-cell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7.mp4:-col-solo </text:p>
          </table:table-cell>
          <table:table-cell office:value-type="float" office:value="0.765994" calcext:value-type="float">
            <text:p>0.765994</text:p>
          </table:table-cell>
          <table:table-cell office:value-type="float" office:value="0.24685" calcext:value-type="float">
            <text:p>0.24685</text:p>
          </table:table-cell>
          <table:table-cell office:value-type="string" calcext:value-type="string">
            <text:p>col@neg </text:p>
          </table:table-cell>
          <table:table-cell office:value-type="float" office:value="0.421197" calcext:value-type="float">
            <text:p>0.421197</text:p>
          </table:table-cell>
          <table:table-cell office:value-type="float" office:value="0.0111251" calcext:value-type="float">
            <text:p>0.0111251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8.mp4:-col-solo </text:p>
          </table:table-cell>
          <table:table-cell office:value-type="float" office:value="0.80041" calcext:value-type="float">
            <text:p>0.80041</text:p>
          </table:table-cell>
          <table:table-cell office:value-type="float" office:value="0.217895" calcext:value-type="float">
            <text:p>0.217895</text:p>
          </table:table-cell>
          <table:table-cell office:value-type="string" calcext:value-type="string">
            <text:p>col@neg </text:p>
          </table:table-cell>
          <table:table-cell office:value-type="float" office:value="0.263978" calcext:value-type="float">
            <text:p>0.263978</text:p>
          </table:table-cell>
          <table:table-cell office:value-type="float" office:value="0.0479213" calcext:value-type="float">
            <text:p>0.0479213</text:p>
          </table:table-cell>
          <table:table-cell office:value-type="float" office:value="539" calcext:value-type="float">
            <text:p>53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9T18:41:05.086747288</dc:date>
    <meta:document-statistic meta:table-count="1" meta:cell-count="200" meta:object-count="0"/>
    <meta:generator>LibreOffice/4.2.8.2$Linux_X86_64 LibreOffice_project/420m0$Build-2</meta:generator>
  </office:meta>
</office:document-meta>
</file>